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E07D130420.png"/>
  <manifest:file-entry manifest:media-type="image/png" manifest:full-path="Pictures/100000000000005E0000005E5B963AC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color="#e6e6e6" draw:fill-gradient-name="Gradient_20_7" draw:textarea-vertical-align="middle" draw:shadow="visible" draw:shadow-offset-x="0.05cm" draw:shadow-offset-y="0.05cm" draw:shadow-color="#000000" draw:shadow-opacity="25%"/>
    </style:style>
    <style:style style:name="gr2" style:family="graphic" style:parent-style-name="standard">
      <style:graphic-properties draw:stroke="none" draw:fill="gradient" draw:fill-color="#e6e6e6" draw:fill-gradient-name="Linear_20_grau_2f_grau_20_1" draw:textarea-vertical-align="middle" draw:shadow="visible" draw:shadow-offset-x="0.05cm" draw:shadow-offset-y="0.05cm" draw:shadow-color="#000000" draw:shadow-opacity="25%"/>
    </style:style>
    <style:style style:name="gr3" style:family="graphic" style:parent-style-name="standard">
      <style:graphic-properties draw:stroke="none" draw:fill="gradient" draw:fill-color="#000000" draw:fill-gradient-name="Linear_20_grau_2f_weiß" draw:textarea-vertical-align="middle" draw:shadow="visible" draw:shadow-offset-x="0.05cm" draw:shadow-offset-y="0.05cm" draw:shadow-color="#000000" draw:shadow-opacity="25%"/>
    </style:style>
    <style:style style:name="gr4" style:family="graphic" style:parent-style-name="standard">
      <style:graphic-properties draw:stroke="none" draw:fill="solid" draw:fill-color="#996633" draw:textarea-horizontal-align="justify" draw:textarea-vertical-align="middle" draw:auto-grow-height="false"/>
    </style:style>
    <style:style style:name="gr5" style:family="graphic" style:parent-style-name="standard">
      <style:graphic-properties draw:fill="bitmap" draw:fill-image-name="Leder_20_gelb" draw:textarea-vertical-align="middle" draw:shadow="visible" draw:shadow-offset-x="0.1cm" draw:shadow-offset-y="0.1cm" draw:shadow-color="#000000" draw:shadow-opacity="25%"/>
    </style:style>
    <style:style style:name="gr6" style:family="graphic" style:parent-style-name="standard">
      <style:graphic-properties draw:fill="gradient" draw:fill-color="#95603c" draw:fill-gradient-name="Linear_20_gelb_2f_gelb" draw:textarea-vertical-align="middle"/>
    </style:style>
    <style:style style:name="gr7" style:family="graphic" style:parent-style-name="standard">
      <style:graphic-properties draw:stroke="none" draw:fill="solid" draw:fill-color="#996633" draw:textarea-vertical-align="middle"/>
    </style:style>
    <style:style style:name="gr8" style:family="graphic" style:parent-style-name="objectwithoutfill">
      <style:graphic-properties svg:stroke-width="0.05cm" svg:stroke-color="#95603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d38a4b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2cm" svg:stroke-color="#ff0000" draw:marker-start-width="0.5cm" draw:marker-end-width="0.5cm" draw:fill="gradient" draw:fill-gradient-name="Gradient_20_10" draw:textarea-vertical-align="middle" draw:auto-grow-height="false" fo:min-height="0.749cm" fo:min-width="0.499cm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3deb3d" draw:marker-start-width="0.5cm" draw:marker-end-width="0.5cm" draw:fill="gradient" draw:fill-gradient-name="Gradient_20_8" draw:textarea-vertical-align="middle" draw:auto-grow-height="false" fo:min-height="0.749cm" fo:min-width="0.499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7.799cm" svg:height="3.499cm" svg:x="3.2cm" svg:y="6.3cm" svg:viewBox="0 0 7800 3500" svg:d="m7300 3400c400 0 500-200 500-500s0-1933 0-2900c-2600 0-6000 0-7800 0v3500c0 0 4800-100 7300-100z">
            <text:p/>
          </draw:path>
          <draw:path draw:style-name="gr2" draw:text-style-name="P1" draw:layer="layout" svg:width="7.799cm" svg:height="3.305cm" svg:x="3.2cm" svg:y="3.3cm" svg:viewBox="0 0 7800 3306" svg:d="m6900 3300c500 0 900 100 900-500-14-513-14-1710 0-2800-900 0-7800 0-7800 0v3300c4000 0 4500 0 6900 0z">
            <text:p/>
          </draw:path>
          <draw:path draw:style-name="gr3" draw:text-style-name="P1" draw:layer="layout" svg:width="7.799cm" svg:height="3.305cm" svg:x="3.2cm" svg:y="0.3cm" svg:viewBox="0 0 7800 3306" svg:d="m6900 3300c500 0 900 100 900-500-14-513-14-1110 0-2200 0-400-100-600-500-600-2200 0-7300 0-7300 0 0 0 0 2133 0 3300 6600 0 4600 0 6900 0z">
            <text:p/>
          </draw:path>
          <draw:custom-shape draw:style-name="gr4" draw:text-style-name="P1" draw:layer="layout" svg:width="0.6cm" svg:height="9.6cm" svg:x="2.6cm" svg:y="0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5" draw:text-style-name="P1" draw:layer="layout" svg:width="6.999cm" svg:height="9.599cm" svg:x="3.1cm" svg:y="0.2cm" svg:viewBox="0 0 7000 9600" svg:d="m0 0c6500 0 4400 0 6600 0 0 0 200 0 300 100s100 300 100 300c0 2933 0 8800 0 8800 0 0 0 200-100 300s-300 100-300 100h-6600z">
            <text:p/>
          </draw:path>
          <draw:rect draw:style-name="gr6" draw:text-style-name="P1" draw:layer="layout" svg:width="4.2cm" svg:height="4.3cm" svg:x="4.5cm" svg:y="2.9cm">
            <text:p/>
          </draw:rect>
          <draw:g>
            <draw:polygon draw:style-name="gr7" draw:text-style-name="P1" draw:layer="layout" svg:width="2.048cm" svg:height="2.662cm" svg:x="5.627cm" svg:y="3cm" svg:viewBox="0 0 2049 2663" draw:points="922,0 1127,0 1332,102 1639,102 1844,410 1946,717 1946,1024 1946,1229 2049,1434 2049,1639 1946,1741 1844,1844 1844,2151 1537,2459 1229,2663 820,2663 512,2561 307,2254 205,1844 0,1741 0,1434 0,1229 102,1127 102,717 205,307 512,102">
              <text:p/>
            </draw:polygon>
            <draw:polygon draw:style-name="gr7" draw:text-style-name="P1" draw:layer="layout" svg:width="4.199cm" svg:height="1.536cm" svg:x="4.5cm" svg:y="5.663cm" svg:viewBox="0 0 4200 1537" draw:points="1434,0 2151,615 2766,0 2971,307 3380,512 3893,615 4098,820 4200,1127 4200,1537 0,1537 0,1229 102,922 410,615 717,512 1229,307">
              <text:p/>
            </draw:polygon>
          </draw:g>
          <draw:line draw:style-name="gr8" draw:text-style-name="P1" draw:layer="layout" svg:x1="4.5cm" svg:y1="7.2cm" svg:x2="4.5cm" svg:y2="2.9cm">
            <text:p/>
          </draw:line>
          <draw:line draw:style-name="gr8" draw:text-style-name="P1" draw:layer="layout" svg:x1="4.5cm" svg:y1="2.9cm" svg:x2="8.7cm" svg:y2="2.9cm">
            <text:p/>
          </draw:line>
          <draw:line draw:style-name="gr9" draw:text-style-name="P1" draw:layer="layout" svg:x1="4.5cm" svg:y1="7.2cm" svg:x2="8.7cm" svg:y2="7.2cm">
            <text:p/>
          </draw:line>
          <draw:line draw:style-name="gr9" draw:text-style-name="P1" draw:layer="layout" svg:x1="8.7cm" svg:y1="7.2cm" svg:x2="8.7cm" svg:y2="2.9cm">
            <text:p/>
          </draw:line>
          <draw:frame draw:style-name="gr10" draw:text-style-name="P2" draw:layer="layout" svg:width="1.112cm" svg:height="1.204cm" svg:x="10.088cm" svg:y="1.396cm">
            <draw:text-box>
              <text:p><text:span text:style-name="T1">A</text:span></text:p>
            </draw:text-box>
          </draw:frame>
          <draw:frame draw:style-name="gr10" draw:text-style-name="P2" draw:layer="layout" svg:width="1.065cm" svg:height="1.204cm" svg:x="10.088cm" svg:y="4.296cm">
            <draw:text-box>
              <text:p><text:span text:style-name="T1">B</text:span></text:p>
            </draw:text-box>
          </draw:frame>
          <draw:frame draw:style-name="gr10" draw:text-style-name="P2" draw:layer="layout" svg:width="1.065cm" svg:height="1.204cm" svg:x="10.088cm" svg:y="7.4cm">
            <draw:text-box>
              <text:p><text:span text:style-name="T1">C</text:span></text:p>
            </draw:text-box>
          </draw:frame>
        </draw:g>
        <draw:custom-shape draw:style-name="gr11" draw:text-style-name="P1" draw:layer="layout" svg:width="4.9cm" svg:height="4.9cm" draw:transform="rotate (-2.35619449019309) translate (9.245cm 9.135cm)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4.9cm" svg:height="4.9cm" draw:transform="rotate (0.7853981633973) translate (-0.9cm 7.45cm)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Ellipsoid_20_rot_2f_rot" draw:display-name="Ellipsoid rot/rot" draw:style="ellipsoid" draw:cx="0%" draw:cy="0%" draw:start-color="#800000" draw:end-color="#ff0000" draw:start-intensity="100%" draw:end-intensity="100%" draw:angle="0" draw:border="0%"/>
    <draw:gradient draw:name="Gradient_20_10" draw:display-name="Gradient 10" draw:style="ellipsoid" draw:cx="25%" draw:cy="15%" draw:start-color="#dc2300" draw:end-color="#ff9966" draw:start-intensity="100%" draw:end-intensity="100%" draw:angle="0" draw:border="0%"/>
    <draw:gradient draw:name="Gradient_20_7" draw:display-name="Gradient 7" draw:style="linear" draw:start-color="#b3b3b3" draw:end-color="#cccccc" draw:start-intensity="100%" draw:end-intensity="100%" draw:angle="0" draw:border="0%"/>
    <draw:gradient draw:name="Gradient_20_8" draw:display-name="Gradient 8" draw:style="radial" draw:cx="35%" draw:cy="30%" draw:start-color="#008000" draw:end-color="#23ff23" draw:start-intensity="100%" draw:end-intensity="100%" draw:border="30%"/>
    <draw:gradient draw:name="Gradient_20_9" draw:display-name="Gradient 9" draw:style="ellipsoid" draw:cx="0%" draw:cy="0%" draw:start-color="#dc2300" draw:end-color="#ff9966" draw:start-intensity="100%" draw:end-intensity="100%" draw:angle="0" draw:border="0%"/>
    <draw:gradient draw:name="Linear_20_gelb_2f_gelb" draw:display-name="Linear gelb/gelb" draw:style="linear" draw:start-color="#ffd320" draw:end-color="#996633" draw:start-intensity="100%" draw:end-intensity="100%" draw:angle="100" draw:border="0%"/>
    <draw:gradient draw:name="Linear_20_grau_2f_grau_20_1" draw:display-name="Linear grau/grau 1" draw:style="linear" draw:start-color="#cccccc" draw:end-color="#e6e6e6" draw:start-intensity="100%" draw:end-intensity="100%" draw:angle="0" draw:border="0%"/>
    <draw:gradient draw:name="Linear_20_grau_2f_weiß" draw:display-name="Linear grau/weiß" draw:style="linear" draw:start-color="#e6e6e6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ün_2f_weiß" draw:display-name="Radial grün/weiß" draw:style="radial" draw:cx="35%" draw:cy="30%" draw:start-color="#008000" draw:end-color="#ffffff" draw:start-intensity="100%" draw:end-intensity="100%" draw:border="30%"/>
    <draw:fill-image draw:name="Lawn_20_Artificial" draw:display-name="Lawn Artificial" xlink:href="Pictures/100000000000005E0000005E5B963AC0.png" xlink:type="simple" xlink:show="embed" xlink:actuate="onLoad"/>
    <draw:fill-image draw:name="Leder_20_gelb" draw:display-name="Leder gelb" xlink:href="Pictures/1000020100000280000001E07D13042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4cm" fo:page-height="11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eferenz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rian Behrens</meta:initial-creator>
    <meta:creation-date>2013-09-16T18:39:37.03</meta:creation-date>
    <dc:date>2013-09-20T21:06:49.97</dc:date>
    <dc:creator>Florian Behrens</dc:creator>
    <meta:editing-duration>PT1H11M42S</meta:editing-duration>
    <meta:editing-cycles>10</meta:editing-cycles>
    <meta:generator>OpenOffice/4.0.0$Win32 OpenOffice.org_project/400m3$Build-9702</meta:generator>
    <meta:document-statistic meta:object-count="19"/>
  </office:meta>
</office:document-meta>
</file>